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tserrat" svg:font-family="Montserrat, sans-serif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5">
      <style:paragraph-properties fo:margin-left="0.0417in" fo:margin-right="0.0417in" fo:margin-top="0in" fo:margin-bottom="0in" loext:contextual-spacing="false" fo:line-height="162%" fo:orphans="2" fo:widows="2" fo:text-indent="0in" style:auto-text-indent="false"/>
    </style:style>
    <style:style style:name="P2" style:family="paragraph" style:parent-style-name="Text_20_body">
      <style:paragraph-properties fo:margin-left="0.0417in" fo:margin-right="0.0417in" fo:margin-top="0in" fo:margin-bottom="0in" loext:contextual-spacing="false" fo:line-height="162%" fo:text-indent="0in" style:auto-text-indent="false"/>
    </style:style>
    <style:style style:name="P3" style:family="paragraph" style:parent-style-name="Text_20_body">
      <style:paragraph-properties fo:margin-left="0.0417in" fo:margin-right="0.0417in" fo:margin-top="0in" fo:margin-bottom="0in" loext:contextual-spacing="false" fo:line-height="162%" fo:orphans="2" fo:widows="2" fo:text-indent="0in" style:auto-text-indent="false"/>
    </style:style>
    <style:style style:name="P4" style:family="paragraph" style:parent-style-name="Preformatted_20_Text">
      <style:paragraph-properties fo:margin-left="0.0417in" fo:margin-right="0.0417in" fo:text-indent="0in" style:auto-text-indent="false"/>
      <style:text-properties officeooo:rsid="00034468"/>
    </style:style>
    <style:style style:name="P5" style:family="paragraph" style:parent-style-name="Preformatted_20_Text">
      <style:paragraph-properties fo:margin-left="0.0417in" fo:margin-right="0.0417in" fo:text-indent="0in" style:auto-text-indent="false"/>
      <style:text-properties fo:font-variant="normal" fo:text-transform="none" style:font-name="Montserrat" fo:font-size="12pt" fo:letter-spacing="normal" fo:font-style="normal" fo:font-weight="normal" officeooo:rsid="00034468"/>
    </style:style>
    <style:style style:name="P6" style:family="paragraph" style:parent-style-name="Text_20_body">
      <style:paragraph-properties fo:margin-left="0.0417in" fo:margin-right="0.0417in" fo:text-indent="0in" style:auto-text-indent="false"/>
      <style:text-properties fo:font-variant="normal" fo:text-transform="none" style:font-name="Montserrat" fo:font-size="12pt" fo:letter-spacing="normal" fo:font-style="normal" fo:font-weight="normal" officeooo:rsid="00034468"/>
    </style:style>
    <style:style style:name="P7" style:family="paragraph" style:parent-style-name="Standard">
      <style:text-properties officeooo:rsid="00034468" officeooo:paragraph-rsid="00034468"/>
    </style:style>
    <style:style style:name="P8" style:family="paragraph" style:parent-style-name="Text_20_body">
      <style:text-properties officeooo:rsid="00034468" officeooo:paragraph-rsid="00034468"/>
    </style:style>
    <style:style style:name="P9" style:family="paragraph" style:parent-style-name="Text_20_body">
      <style:paragraph-properties fo:margin-left="0in" fo:margin-right="0in" fo:margin-top="0in" fo:margin-bottom="0.1563in" loext:contextual-spacing="false" fo:line-height="162%" fo:text-indent="0in" style:auto-text-indent="false"/>
    </style:style>
    <style:style style:name="P10" style:family="paragraph" style:parent-style-name="Text_20_body">
      <style:paragraph-properties fo:margin-left="0in" fo:margin-right="0in" fo:margin-top="0in" fo:margin-bottom="0.1563in" loext:contextual-spacing="false" fo:line-height="162%" fo:orphans="2" fo:widows="2" fo:text-indent="0in" style:auto-text-indent="false"/>
    </style:style>
    <style:style style:name="P11" style:family="paragraph" style:parent-style-name="Text_20_body" style:list-style-name="L1">
      <style:paragraph-properties fo:margin-left="0.0417in" fo:margin-right="0.0417in" fo:margin-top="0in" fo:margin-bottom="0in" loext:contextual-spacing="false" fo:line-height="162%" fo:orphans="2" fo:widows="2" fo:text-indent="0in" style:auto-text-indent="false"/>
    </style:style>
    <style:style style:name="P12" style:family="paragraph" style:parent-style-name="Text_20_body" style:list-style-name="L1">
      <style:paragraph-properties fo:margin-left="0in" fo:margin-right="0in" fo:margin-top="0in" fo:margin-bottom="0.0311in" loext:contextual-spacing="false" fo:line-height="162%" fo:orphans="2" fo:widows="2" fo:text-indent="0in" style:auto-text-indent="false"/>
      <style:text-properties fo:font-variant="normal" fo:text-transform="none" fo:color="#000000" style:font-name="Montserrat" fo:font-size="12pt" fo:letter-spacing="normal" fo:font-style="normal" fo:font-weight="normal"/>
    </style:style>
    <style:style style:name="T1" style:family="text">
      <style:text-properties fo:color="#7451eb" style:text-underline-style="solid" style:text-underline-width="auto" style:text-underline-color="font-color"/>
    </style:style>
    <style:style style:name="T2" style:family="text">
      <style:text-properties style:font-name="monospace" loext:padding-left="0.052in" loext:padding-right="0.052in" loext:padding-top="0.0193in" loext:padding-bottom="0.0193in" loext:border="0.06pt solid #000000"/>
    </style:style>
    <style:style style:name="T3" style:family="text">
      <style:text-properties fo:font-variant="normal" fo:text-transform="none" style:font-name="Montserrat" fo:font-size="12pt" fo:letter-spacing="normal" fo:font-style="normal" fo:font-weight="normal"/>
    </style:style>
    <style:style style:name="T4" style:family="text">
      <style:text-properties fo:font-variant="normal" fo:text-transform="none" style:font-name="Montserrat" fo:font-size="12pt" fo:letter-spacing="normal" fo:font-style="normal" fo:font-weight="bold"/>
    </style:style>
    <style:style style:name="T5" style:family="text">
      <style:text-properties fo:font-variant="normal" fo:text-transform="none" style:font-name="Montserrat" fo:letter-spacing="normal" fo:font-style="normal" fo:font-weight="normal"/>
    </style:style>
    <style:style style:name="T6" style:family="text">
      <style:text-properties fo:font-variant="normal" fo:text-transform="none" style:font-name="monospace" fo:font-size="12pt" fo:letter-spacing="normal" fo:font-style="normal" fo:font-weight="normal" loext:padding-left="0.052in" loext:padding-right="0.052in" loext:padding-top="0.0193in" loext:padding-bottom="0.0193in" loext:border="0.06pt solid #000000"/>
    </style:style>
    <style:style style:name="T7" style:family="text">
      <style:text-properties fo:font-variant="normal" fo:text-transform="none" style:font-name="monospace" fo:letter-spacing="normal" fo:font-style="normal" fo:font-weight="normal" loext:padding-left="0.052in" loext:padding-right="0.052in" loext:padding-top="0.0193in" loext:padding-bottom="0.0193in" loext:border="0.06pt solid #000000"/>
    </style:style>
    <style:style style:name="T8" style:family="text">
      <style:text-properties fo:font-variant="normal" fo:text-transform="none" fo:color="#000000" style:font-name="Montserrat" fo:font-size="12pt" fo:letter-spacing="normal" fo:font-style="normal" fo:font-weight="normal"/>
    </style:style>
    <style:style style:name="T9" style:family="text">
      <style:text-properties fo:font-variant="normal" fo:text-transform="none" fo:color="#000000" style:font-name="monospace" fo:font-size="12pt" fo:letter-spacing="normal" fo:font-style="normal" fo:font-weight="normal" loext:padding-left="0.052in" loext:padding-right="0.052in" loext:padding-top="0.0193in" loext:padding-bottom="0.0193in" loext:border="0.06pt solid #000000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In PHP course, allez plus loin</text:p>
      <text:p text:style-name="P7"/>
      <text:p text:style-name="P7">on combining/JOIN tables in &gt;SQL</text:p>
      <text:p text:style-name="P7"/>
      <text:p text:style-name="P8"><text:bookmark text:name="r-2175868"/>Pour vous montrer comment on utilise les fonctions scalaires SQL, je vais me baser sur la fonction <text:a xlink:type="simple" xlink:href="https://openclassrooms.com/fr/courses/1959476-administrez-vos-bases-de-donnees-avec-mysql/1968931-formatez-une-donnee-temporelle" text:style-name="Internet_20_link" text:visited-style-name="Visited_20_Internet_20_Link"><text:span text:style-name="T1">DATE_FORMAT()</text:span></text:a>  qui permet de convertir un timestamp en date.</text:p>
      <text:p text:style-name="P9"><text:bookmark text:name="r-7455919"/>La requête SQL suivante va convertir la date obtenue en quelque chose de lisible :</text:p>
      <text:p text:style-name="P4">SELECT *, DATE_FORMAT(c.created_at, "%d/%m/%Y") FROM recipes r LEFT JOIN comments c on r.recipe_id = c.recipe_id WHERE r.recipe_id = 1</text:p>
      <text:p text:style-name="P4"/>
      <text:p text:style-name="P5">À l'aide de cette fonction, nous récupérons directement la date au format jour/mois/année plutôt que les heures/minutes/secondes qui ne nous intéressent pas.</text:p>
      <text:p text:style-name="P5"/>
      <text:p text:style-name="P6"><text:bookmark text:name="r-2175874"/>Cela crée en fait un « champ virtuel » qui n'existe que le temps de la requête. Il est conseillé de donner un nom à ce champ virtuel qui représente les dates de commentaire.</text:p>
      <text:p text:style-name="P3"><text:bookmark text:name="r-7455921"/><text:span text:style-name="T3">Il faut utiliser pour cela le mot-clé </text:span><text:span text:style-name="Source_20_Text"><text:span text:style-name="T6">AS</text:span></text:span><text:span text:style-name="T3"> :</text:span></text:p>
      <text:p text:style-name="P5">SELECT DATE_FORMAT(c.created_at, "%d/%m/%Y") AS comment_date FROM recipes r LEFT JOIN comments c on r.recipe_id = c.recipe_id WHERE r.recipe_id = 1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bookmark text:name="r-2176005"/>Ce code est plus simple et plus logique :</text:p>
      <text:list xml:id="list3605650157" text:style-name="L1">
        <text:list-item>
          <text:p text:style-name="P11"><text:bookmark text:name="r-7455932"/><text:bookmark text:name="r-7455933"/><text:bookmark text:name="r-7455936"/><text:span text:style-name="T8">On récupère la première et seule entrée avec </text:span><text:span text:style-name="Source_20_Text"><text:span text:style-name="T9">fetch()</text:span></text:span><text:span text:style-name="T8">  .</text:span></text:p>
        </text:list-item>
        <text:list-item>
          <text:p text:style-name="P12"><text:bookmark text:name="r-7455934"/><text:bookmark text:name="r-7455935"/>Et on affiche ce qu'elle contient. Inutile de le faire dans une boucle, étant donné qu'il n'y a pas de seconde entrée.</text:p>
        </text:list-item>
      </text:list>
      <text:p text:style-name="P5"/>
      <text:p text:style-name="P5"/>
      <text:p text:style-name="P5">&lt;?php</text:p>
      <text:p text:style-name="P5">$sqlQuery = 'SELECT ROUND(AVG(c.review),1) as rating FROM recipes r LEFT JOIN comments c on r.recipe_id = c.recipe_id WHERE r.recipe_id = 1';</text:p>
      <text:p text:style-name="P5"/>
      <text:p text:style-name="P5">// Préparation</text:p>
      <text:p text:style-name="P5">$averageRatingStatment = $db-&gt;prepare($sqlQuery);</text:p>
      <text:p text:style-name="P5"/>
      <text:p text:style-name="P5">// Exécution</text:p>
      <text:p text:style-name="P5">$averageRatingStatment-&gt;execute();</text:p>
      <text:p text:style-name="P5"/>
      <text:p text:style-name="P5">/** La fonction fetch est plus performante que fetchAll()</text:p>
      <text:p text:style-name="P5"><text:soft-page-break/><text:s/>* quand nous sommes certain(e)s de ne récupérer qu'une ligne.</text:p>
      <text:p text:style-name="P5"><text:s/>* https://www.php.net/manual/fr/pdostatement.fetch.php</text:p>
      <text:p text:style-name="P5"><text:s/>*/</text:p>
      <text:p text:style-name="P5">$averageRating = $averageRatingStatment→fetch();</text:p>
      <text:p text:style-name="P5"/>
      <text:p text:style-name="P5"/>
      <text:p text:style-name="P5"/>
      <text:p text:style-name="P5"/>
      <text:p text:style-name="P6"><text:bookmark text:name="r-2176141"/>Ça n'a pas de sens de récupérer la note moyenne de toutes les recettes et le  « User ID » à la fois. MySQL ne peut pas renvoyer un tableau correspondant à ces informations-là.</text:p>
      <text:h text:style-name="P1" text:outline-level="5"><text:bookmark text:name="r-7456015"/><text:span text:style-name="T5">Groupez des données avec </text:span><text:span text:style-name="Source_20_Text"><text:span text:style-name="T7">GROUP BY</text:span></text:span></text:h>
      <text:p text:style-name="P10"><text:bookmark text:name="r-2176142"/><text:span text:style-name="T3">En revanche, ce qui pourrait avoir du sens, ce serait de demander le </text:span><text:span text:style-name="Strong_20_Emphasis"><text:span text:style-name="T4">note moyenne des commentaires pour chaque recette </text:span></text:span><text:span text:style-name="T3">!</text:span></text:p>
      <text:p text:style-name="P2"><text:bookmark text:name="r-7455947"/>Pour faire cela, on doit utiliser un nouveau mot-clé : <text:span text:style-name="Source_20_Text"><text:span text:style-name="T2">GROUP BY</text:span></text:span> qui signifie « grouper par ».</text:p>
      <text:p text:style-name="P2"><text:bookmark text:name="r-7455948"/>On utilise cette clause en combinaison d'une fonction d'agrégat (comme <text:span text:style-name="Source_20_Text"><text:span text:style-name="T2">AVG</text:span></text:span> ) pour obtenir des informations intéressantes sur des groupes de données.</text:p>
      <text:p text:style-name="P3"><text:bookmark text:name="r-2176143"/><text:span text:style-name="T3">Voici un exemple d'utilisation de </text:span><text:span text:style-name="Source_20_Text"><text:span text:style-name="T6">GROUP BY</text:span></text:span><text:span text:style-name="T3"> :</text:span></text:p>
      <text:p text:style-name="P5">SELECT AVG(review) AS rating, recipe_id FROM comments GROUP BY recipe_i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tserrat" svg:font-family="Montserrat, sans-serif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9T08:57:30.229124870</meta:creation-date>
    <meta:editing-duration>PT54S</meta:editing-duration>
    <meta:editing-cycles>2</meta:editing-cycles>
    <meta:generator>LibreOffice/6.4.7.2$Linux_X86_64 LibreOffice_project/40$Build-2</meta:generator>
    <dc:date>2022-09-29T08:58:20.232778099</dc:date>
    <meta:document-statistic meta:table-count="0" meta:image-count="0" meta:object-count="0" meta:page-count="2" meta:paragraph-count="30" meta:word-count="373" meta:character-count="2339" meta:non-whitespace-character-count="1992"/>
  </office:meta>
</office:document-meta>
</file>